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17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/>
      <table:table table:name="Tabelle1" table:style-name="ta1">
        <table:table-column table:style-name="co1" table:number-columns-repeated="1024" table:default-cell-style-name="ce1"/>
        <table:table-row table:style-name="ro1">
          <table:table-cell office:value-type="string">
            <text:p>Graph 1</text:p>
          </table:table-cell>
          <table:table-cell table:number-columns-repeated="1023"/>
        </table:table-row>
        <table:table-row table:style-name="ro1">
          <table:table-cell office:value-type="string">
            <text:p>B/mm</text:p>
          </table:table-cell>
          <table:table-cell office:value-type="string">
            <text:p>dB/mm</text:p>
          </table:table-cell>
          <table:table-cell office:value-type="string">
            <text:p>G/mm</text:p>
          </table:table-cell>
          <table:table-cell office:value-type="string">
            <text:p>dG/mm</text:p>
          </table:table-cell>
          <table:table-cell office:value-type="string">
            <text:p>Gamma</text:p>
          </table:table-cell>
          <table:table-cell office:value-type="string">
            <text:p>dGamma</text:p>
          </table:table-cell>
          <table:table-cell office:value-type="string">
            <text:p>X_G/mm</text:p>
          </table:table-cell>
          <table:table-cell office:value-type="string">
            <text:p>X_L/mm</text:p>
          </table:table-cell>
          <table:table-cell office:value-type="string">
            <text:p>X_B/mm</text:p>
          </table:table-cell>
          <table:table-cell office:value-type="string">
            <text:p>X/mm</text:p>
          </table:table-cell>
          <table:table-cell office:value-type="string">
            <text:p>dX/mm</text:p>
          </table:table-cell>
          <table:table-cell office:value-type="string">
            <text:p>X'/mm</text:p>
          </table:table-cell>
          <table:table-cell office:value-type="string">
            <text:p>dX'/mm</text:p>
          </table:table-cell>
          <table:table-cell office:value-type="string">
            <text:p>1+Gamma</text:p>
          </table:table-cell>
          <table:table-cell office:value-type="string">
            <text:p>d(1+Gamma)</text:p>
          </table:table-cell>
          <table:table-cell office:value-type="string">
            <text:p>1+1/Gamma</text:p>
          </table:table-cell>
          <table:table-cell office:value-type="string">
            <text:p>d(1+1/Gamma</text:p>
          </table:table-cell>
          <table:table-cell table:number-columns-repeated="1007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0.5">
            <text:p>0,5</text:p>
          </table:table-cell>
          <table:table-cell table:formula="of:=[.A3]/[.C3]" office:value-type="float" office:value="1.45714285714286">
            <text:p>1,4571428571</text:p>
          </table:table-cell>
          <table:table-cell table:formula="of:=SQRT(POWER([.B3]/[.C3];2)+POWER([.A3]*[.D3]/POWER([.C3];2);2))" office:value-type="float" office:value="0.0353503321178361">
            <text:p>0,0353503321</text:p>
          </table:table-cell>
          <table:table-cell office:value-type="float" office:value="180">
            <text:p>180</text:p>
          </table:table-cell>
          <table:table-cell office:value-type="float" office:value="342">
            <text:p>342</text:p>
          </table:table-cell>
          <table:table-cell office:value-type="float" office:value="500">
            <text:p>500</text:p>
          </table:table-cell>
          <table:table-cell table:formula="of:=[.H3]-[.G3]" office:value-type="float" office:value="162">
            <text:p>162</text:p>
          </table:table-cell>
          <table:table-cell office:value-type="float" office:value="0.5">
            <text:p>0,5</text:p>
          </table:table-cell>
          <table:table-cell table:formula="of:=[.I3]-[.H3]" office:value-type="float" office:value="158">
            <text:p>158</text:p>
          </table:table-cell>
          <table:table-cell office:value-type="float" office:value="3">
            <text:p>3</text:p>
          </table:table-cell>
          <table:table-cell table:formula="of:=1+[.E3]" office:value-type="float" office:value="2.45714285714286">
            <text:p>2,4571428571</text:p>
          </table:table-cell>
          <table:table-cell table:formula="of:=[.F3]" office:value-type="float" office:value="0.0353503321178361">
            <text:p>0,0353503321</text:p>
          </table:table-cell>
          <table:table-cell table:formula="of:=1+1/[.E3]" office:value-type="float" office:value="1.68627450980392">
            <text:p>1,6862745098</text:p>
          </table:table-cell>
          <table:table-cell table:formula="of:=[.F3]/POWER([.E3];2)" office:value-type="float" office:value="0.0166490414626487">
            <text:p>0,0166490415</text:p>
          </table:table-cell>
          <table:table-cell table:number-columns-repeated="1007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0.5">
            <text:p>0,5</text:p>
          </table:table-cell>
          <table:table-cell table:formula="of:=[.A4]/[.C4]" office:value-type="float" office:value="2.28571428571429">
            <text:p>2,2857142857</text:p>
          </table:table-cell>
          <table:table-cell table:formula="of:=SQRT(POWER([.B4]/[.C4];2)+POWER([.A4]*[.D4]/POWER([.C4];2);2))" office:value-type="float" office:value="0.0433883502560598">
            <text:p>0,0433883503</text:p>
          </table:table-cell>
          <table:table-cell office:value-type="float" office:value="180">
            <text:p>180</text:p>
          </table:table-cell>
          <table:table-cell office:value-type="float" office:value="328">
            <text:p>328</text:p>
          </table:table-cell>
          <table:table-cell office:value-type="float" office:value="550">
            <text:p>550</text:p>
          </table:table-cell>
          <table:table-cell table:formula="of:=[.H4]-[.G4]" office:value-type="float" office:value="148">
            <text:p>148</text:p>
          </table:table-cell>
          <table:table-cell office:value-type="float" office:value="0.5">
            <text:p>0,5</text:p>
          </table:table-cell>
          <table:table-cell table:formula="of:=[.I4]-[.H4]" office:value-type="float" office:value="222">
            <text:p>222</text:p>
          </table:table-cell>
          <table:table-cell office:value-type="float" office:value="3">
            <text:p>3</text:p>
          </table:table-cell>
          <table:table-cell table:formula="of:=1+[.E4]" office:value-type="float" office:value="3.28571428571429">
            <text:p>3,2857142857</text:p>
          </table:table-cell>
          <table:table-cell table:formula="of:=[.F4]" office:value-type="float" office:value="0.0433883502560598">
            <text:p>0,0433883503</text:p>
          </table:table-cell>
          <table:table-cell table:formula="of:=1+1/[.E4]" office:value-type="float" office:value="1.4375">
            <text:p>1,4375</text:p>
          </table:table-cell>
          <table:table-cell table:formula="of:=[.F4]/POWER([.E4];2)" office:value-type="float" office:value="0.00830480141619895">
            <text:p>0,0083048014</text:p>
          </table:table-cell>
          <table:table-cell table:number-columns-repeated="1007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0.5">
            <text:p>0,5</text:p>
          </table:table-cell>
          <table:table-cell table:formula="of:=[.A5]/[.C5]" office:value-type="float" office:value="2.68571428571429">
            <text:p>2,6857142857</text:p>
          </table:table-cell>
          <table:table-cell table:formula="of:=SQRT(POWER([.B5]/[.C5];2)+POWER([.A5]*[.D5]/POWER([.C5];2);2))" office:value-type="float" office:value="0.0478370133028036">
            <text:p>0,0478370133</text:p>
          </table:table-cell>
          <table:table-cell office:value-type="float" office:value="180">
            <text:p>180</text:p>
          </table:table-cell>
          <table:table-cell office:value-type="float" office:value="325">
            <text:p>325</text:p>
          </table:table-cell>
          <table:table-cell office:value-type="float" office:value="580">
            <text:p>580</text:p>
          </table:table-cell>
          <table:table-cell table:formula="of:=[.H5]-[.G5]" office:value-type="float" office:value="145">
            <text:p>145</text:p>
          </table:table-cell>
          <table:table-cell office:value-type="float" office:value="0.5">
            <text:p>0,5</text:p>
          </table:table-cell>
          <table:table-cell table:formula="of:=[.I5]-[.H5]" office:value-type="float" office:value="255">
            <text:p>255</text:p>
          </table:table-cell>
          <table:table-cell office:value-type="float" office:value="3">
            <text:p>3</text:p>
          </table:table-cell>
          <table:table-cell table:formula="of:=1+[.E5]" office:value-type="float" office:value="3.68571428571429">
            <text:p>3,6857142857</text:p>
          </table:table-cell>
          <table:table-cell table:formula="of:=[.F5]" office:value-type="float" office:value="0.0478370133028036">
            <text:p>0,0478370133</text:p>
          </table:table-cell>
          <table:table-cell table:formula="of:=1+1/[.E5]" office:value-type="float" office:value="1.37234042553192">
            <text:p>1,3723404255</text:p>
          </table:table-cell>
          <table:table-cell table:formula="of:=[.F5]/POWER([.E5];2)" office:value-type="float" office:value="0.00663199878858471">
            <text:p>0,0066319988</text:p>
          </table:table-cell>
          <table:table-cell table:number-columns-repeated="1007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0.5">
            <text:p>0,5</text:p>
          </table:table-cell>
          <table:table-cell table:formula="of:=[.A6]/[.C6]" office:value-type="float" office:value="2.8">
            <text:p>2,8</text:p>
          </table:table-cell>
          <table:table-cell table:formula="of:=SQRT(POWER([.B6]/[.C6];2)+POWER([.A6]*[.D6]/POWER([.C6];2);2))" office:value-type="float" office:value="0.0491561443831007">
            <text:p>0,0491561444</text:p>
          </table:table-cell>
          <table:table-cell office:value-type="float" office:value="180">
            <text:p>180</text:p>
          </table:table-cell>
          <table:table-cell office:value-type="float" office:value="329">
            <text:p>329</text:p>
          </table:table-cell>
          <table:table-cell office:value-type="float" office:value="600">
            <text:p>600</text:p>
          </table:table-cell>
          <table:table-cell table:formula="of:=[.H6]-[.G6]" office:value-type="float" office:value="149">
            <text:p>149</text:p>
          </table:table-cell>
          <table:table-cell office:value-type="float" office:value="0.5">
            <text:p>0,5</text:p>
          </table:table-cell>
          <table:table-cell table:formula="of:=[.I6]-[.H6]" office:value-type="float" office:value="271">
            <text:p>271</text:p>
          </table:table-cell>
          <table:table-cell office:value-type="float" office:value="3">
            <text:p>3</text:p>
          </table:table-cell>
          <table:table-cell table:formula="of:=1+[.E6]" office:value-type="float" office:value="3.8">
            <text:p>3,8</text:p>
          </table:table-cell>
          <table:table-cell table:formula="of:=[.F6]" office:value-type="float" office:value="0.0491561443831007">
            <text:p>0,0491561444</text:p>
          </table:table-cell>
          <table:table-cell table:formula="of:=1+1/[.E6]" office:value-type="float" office:value="1.35714285714286">
            <text:p>1,3571428571</text:p>
          </table:table-cell>
          <table:table-cell table:formula="of:=[.F6]/POWER([.E6];2)" office:value-type="float" office:value="0.0062699163753955">
            <text:p>0,0062699164</text:p>
          </table:table-cell>
          <table:table-cell table:number-columns-repeated="1007"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0.5">
            <text:p>0,5</text:p>
          </table:table-cell>
          <table:table-cell table:formula="of:=[.A7]/[.C7]" office:value-type="float" office:value="3.82857142857143">
            <text:p>3,8285714286</text:p>
          </table:table-cell>
          <table:table-cell table:formula="of:=SQRT(POWER([.B7]/[.C7];2)+POWER([.A7]*[.D7]/POWER([.C7];2);2))" office:value-type="float" office:value="0.0617069426578425">
            <text:p>0,0617069427</text:p>
          </table:table-cell>
          <table:table-cell office:value-type="float" office:value="180">
            <text:p>180</text:p>
          </table:table-cell>
          <table:table-cell office:value-type="float" office:value="321">
            <text:p>321</text:p>
          </table:table-cell>
          <table:table-cell office:value-type="float" office:value="670">
            <text:p>670</text:p>
          </table:table-cell>
          <table:table-cell table:formula="of:=[.H7]-[.G7]" office:value-type="float" office:value="141">
            <text:p>141</text:p>
          </table:table-cell>
          <table:table-cell office:value-type="float" office:value="0.5">
            <text:p>0,5</text:p>
          </table:table-cell>
          <table:table-cell table:formula="of:=[.I7]-[.H7]" office:value-type="float" office:value="349">
            <text:p>349</text:p>
          </table:table-cell>
          <table:table-cell office:value-type="float" office:value="3">
            <text:p>3</text:p>
          </table:table-cell>
          <table:table-cell table:formula="of:=1+[.E7]" office:value-type="float" office:value="4.82857142857143">
            <text:p>4,8285714286</text:p>
          </table:table-cell>
          <table:table-cell table:formula="of:=[.F7]" office:value-type="float" office:value="0.0617069426578425">
            <text:p>0,0617069427</text:p>
          </table:table-cell>
          <table:table-cell table:formula="of:=1+1/[.E7]" office:value-type="float" office:value="1.26119402985075">
            <text:p>1,2611940299</text:p>
          </table:table-cell>
          <table:table-cell table:formula="of:=[.F7]/POWER([.E7];2)" office:value-type="float" office:value="0.00420979086410431">
            <text:p>0,0042097909</text:p>
          </table:table-cell>
          <table:table-cell table:number-columns-repeated="1007"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0.5">
            <text:p>0,5</text:p>
          </table:table-cell>
          <table:table-cell table:formula="of:=[.A8]/[.C8]" office:value-type="float" office:value="4.05714285714286">
            <text:p>4,0571428571</text:p>
          </table:table-cell>
          <table:table-cell table:formula="of:=SQRT(POWER([.B8]/[.C8];2)+POWER([.A8]*[.D8]/POWER([.C8];2);2))" office:value-type="float" office:value="0.0646188324152271">
            <text:p>0,0646188324</text:p>
          </table:table-cell>
          <table:table-cell office:value-type="float" office:value="180">
            <text:p>180</text:p>
          </table:table-cell>
          <table:table-cell office:value-type="float" office:value="324">
            <text:p>324</text:p>
          </table:table-cell>
          <table:table-cell office:value-type="float" office:value="700">
            <text:p>700</text:p>
          </table:table-cell>
          <table:table-cell table:formula="of:=[.H8]-[.G8]" office:value-type="float" office:value="144">
            <text:p>144</text:p>
          </table:table-cell>
          <table:table-cell office:value-type="float" office:value="0.5">
            <text:p>0,5</text:p>
          </table:table-cell>
          <table:table-cell table:formula="of:=[.I8]-[.H8]" office:value-type="float" office:value="376">
            <text:p>376</text:p>
          </table:table-cell>
          <table:table-cell office:value-type="float" office:value="3">
            <text:p>3</text:p>
          </table:table-cell>
          <table:table-cell table:formula="of:=1+[.E8]" office:value-type="float" office:value="5.05714285714286">
            <text:p>5,0571428571</text:p>
          </table:table-cell>
          <table:table-cell table:formula="of:=[.F8]" office:value-type="float" office:value="0.0646188324152271">
            <text:p>0,0646188324</text:p>
          </table:table-cell>
          <table:table-cell table:formula="of:=1+1/[.E8]" office:value-type="float" office:value="1.24647887323944">
            <text:p>1,2464788732</text:p>
          </table:table-cell>
          <table:table-cell table:formula="of:=[.F8]/POWER([.E8];2)" office:value-type="float" office:value="0.00392571264177015">
            <text:p>0,0039257126</text:p>
          </table:table-cell>
          <table:table-cell table:number-columns-repeated="1007"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0.5">
            <text:p>0,5</text:p>
          </table:table-cell>
          <table:table-cell table:formula="of:=[.A9]/[.C9]" office:value-type="float" office:value="3.48571428571429">
            <text:p>3,4857142857</text:p>
          </table:table-cell>
          <table:table-cell table:formula="of:=SQRT(POWER([.B9]/[.C9];2)+POWER([.A9]*[.D9]/POWER([.C9];2);2))" office:value-type="float" office:value="0.0574104521551583">
            <text:p>0,0574104522</text:p>
          </table:table-cell>
          <table:table-cell office:value-type="float" office:value="180">
            <text:p>180</text:p>
          </table:table-cell>
          <table:table-cell office:value-type="float" office:value="325">
            <text:p>325</text:p>
          </table:table-cell>
          <table:table-cell office:value-type="float" office:value="650">
            <text:p>650</text:p>
          </table:table-cell>
          <table:table-cell table:formula="of:=[.H9]-[.G9]" office:value-type="float" office:value="145">
            <text:p>145</text:p>
          </table:table-cell>
          <table:table-cell office:value-type="float" office:value="0.5">
            <text:p>0,5</text:p>
          </table:table-cell>
          <table:table-cell table:formula="of:=[.I9]-[.H9]" office:value-type="float" office:value="325">
            <text:p>325</text:p>
          </table:table-cell>
          <table:table-cell office:value-type="float" office:value="3">
            <text:p>3</text:p>
          </table:table-cell>
          <table:table-cell table:formula="of:=1+[.E9]" office:value-type="float" office:value="4.48571428571429">
            <text:p>4,4857142857</text:p>
          </table:table-cell>
          <table:table-cell table:formula="of:=[.F9]" office:value-type="float" office:value="0.0574104521551583">
            <text:p>0,0574104522</text:p>
          </table:table-cell>
          <table:table-cell table:formula="of:=1+1/[.E9]" office:value-type="float" office:value="1.28688524590164">
            <text:p>1,2868852459</text:p>
          </table:table-cell>
          <table:table-cell table:formula="of:=[.F9]/POWER([.E9];2)" office:value-type="float" office:value="0.00472506072897534">
            <text:p>0,0047250607</text:p>
          </table:table-cell>
          <table:table-cell table:number-columns-repeated="1007"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0.5">
            <text:p>0,5</text:p>
          </table:table-cell>
          <table:table-cell table:formula="of:=[.A10]/[.C10]" office:value-type="float" office:value="4.42857142857143">
            <text:p>4,4285714286</text:p>
          </table:table-cell>
          <table:table-cell table:formula="of:=SQRT(POWER([.B10]/[.C10];2)+POWER([.A10]*[.D10]/POWER([.C10];2);2))" office:value-type="float" office:value="0.0694177606191631">
            <text:p>0,0694177606</text:p>
          </table:table-cell>
          <table:table-cell office:value-type="float" office:value="180">
            <text:p>180</text:p>
          </table:table-cell>
          <table:table-cell office:value-type="float" office:value="328">
            <text:p>328</text:p>
          </table:table-cell>
          <table:table-cell office:value-type="float" office:value="750">
            <text:p>750</text:p>
          </table:table-cell>
          <table:table-cell table:formula="of:=[.H10]-[.G10]" office:value-type="float" office:value="148">
            <text:p>148</text:p>
          </table:table-cell>
          <table:table-cell office:value-type="float" office:value="0.5">
            <text:p>0,5</text:p>
          </table:table-cell>
          <table:table-cell table:formula="of:=[.I10]-[.H10]" office:value-type="float" office:value="422">
            <text:p>422</text:p>
          </table:table-cell>
          <table:table-cell office:value-type="float" office:value="3">
            <text:p>3</text:p>
          </table:table-cell>
          <table:table-cell table:formula="of:=1+[.E10]" office:value-type="float" office:value="5.42857142857143">
            <text:p>5,4285714286</text:p>
          </table:table-cell>
          <table:table-cell table:formula="of:=[.F10]" office:value-type="float" office:value="0.0694177606191631">
            <text:p>0,0694177606</text:p>
          </table:table-cell>
          <table:table-cell table:formula="of:=1+1/[.E10]" office:value-type="float" office:value="1.2258064516129">
            <text:p>1,2258064516</text:p>
          </table:table-cell>
          <table:table-cell table:formula="of:=[.F10]/POWER([.E10];2)" office:value-type="float" office:value="0.00353951120742871">
            <text:p>0,0035395112</text:p>
          </table:table-cell>
          <table:table-cell table:number-columns-repeated="1007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0.5">
            <text:p>0,5</text:p>
          </table:table-cell>
          <table:table-cell table:formula="of:=[.A11]/[.C11]" office:value-type="float" office:value="5.14285714285714">
            <text:p>5,1428571429</text:p>
          </table:table-cell>
          <table:table-cell table:formula="of:=SQRT(POWER([.B11]/[.C11];2)+POWER([.A11]*[.D11]/POWER([.C11];2);2))" office:value-type="float" office:value="0.078829420064604">
            <text:p>0,0788294201</text:p>
          </table:table-cell>
          <table:table-cell office:value-type="float" office:value="180">
            <text:p>180</text:p>
          </table:table-cell>
          <table:table-cell office:value-type="float" office:value="325">
            <text:p>325</text:p>
          </table:table-cell>
          <table:table-cell office:value-type="float" office:value="800">
            <text:p>800</text:p>
          </table:table-cell>
          <table:table-cell table:formula="of:=[.H11]-[.G11]" office:value-type="float" office:value="145">
            <text:p>145</text:p>
          </table:table-cell>
          <table:table-cell office:value-type="float" office:value="0.5">
            <text:p>0,5</text:p>
          </table:table-cell>
          <table:table-cell table:formula="of:=[.I11]-[.H11]" office:value-type="float" office:value="475">
            <text:p>475</text:p>
          </table:table-cell>
          <table:table-cell office:value-type="float" office:value="3">
            <text:p>3</text:p>
          </table:table-cell>
          <table:table-cell table:formula="of:=1+[.E11]" office:value-type="float" office:value="6.14285714285714">
            <text:p>6,1428571429</text:p>
          </table:table-cell>
          <table:table-cell table:formula="of:=[.F11]" office:value-type="float" office:value="0.078829420064604">
            <text:p>0,0788294201</text:p>
          </table:table-cell>
          <table:table-cell table:formula="of:=1+1/[.E11]" office:value-type="float" office:value="1.19444444444444">
            <text:p>1,1944444444</text:p>
          </table:table-cell>
          <table:table-cell table:formula="of:=[.F11]/POWER([.E11];2)" office:value-type="float" office:value="0.00298043332034382">
            <text:p>0,0029804333</text:p>
          </table:table-cell>
          <table:table-cell table:number-columns-repeated="1007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0.5">
            <text:p>0,5</text:p>
          </table:table-cell>
          <table:table-cell table:formula="of:=[.A12]/[.C12]" office:value-type="float" office:value="5.42857142857143">
            <text:p>5,4285714286</text:p>
          </table:table-cell>
          <table:table-cell table:formula="of:=SQRT(POWER([.B12]/[.C12];2)+POWER([.A12]*[.D12]/POWER([.C12];2);2))" office:value-type="float" office:value="0.0826467621686391">
            <text:p>0,0826467622</text:p>
          </table:table-cell>
          <table:table-cell office:value-type="float" office:value="180">
            <text:p>180</text:p>
          </table:table-cell>
          <table:table-cell office:value-type="float" office:value="314">
            <text:p>314</text:p>
          </table:table-cell>
          <table:table-cell office:value-type="float" office:value="780">
            <text:p>780</text:p>
          </table:table-cell>
          <table:table-cell table:formula="of:=[.H12]-[.G12]" office:value-type="float" office:value="134">
            <text:p>134</text:p>
          </table:table-cell>
          <table:table-cell office:value-type="float" office:value="0.5">
            <text:p>0,5</text:p>
          </table:table-cell>
          <table:table-cell table:formula="of:=[.I12]-[.H12]" office:value-type="float" office:value="466">
            <text:p>466</text:p>
          </table:table-cell>
          <table:table-cell office:value-type="float" office:value="3">
            <text:p>3</text:p>
          </table:table-cell>
          <table:table-cell table:formula="of:=1+[.E12]" office:value-type="float" office:value="6.42857142857143">
            <text:p>6,4285714286</text:p>
          </table:table-cell>
          <table:table-cell table:formula="of:=[.F12]" office:value-type="float" office:value="0.0826467621686391">
            <text:p>0,0826467622</text:p>
          </table:table-cell>
          <table:table-cell table:formula="of:=1+1/[.E12]" office:value-type="float" office:value="1.18421052631579">
            <text:p>1,1842105263</text:p>
          </table:table-cell>
          <table:table-cell table:formula="of:=[.F12]/POWER([.E12];2)" office:value-type="float" office:value="0.00280449539214911">
            <text:p>0,0028044954</text:p>
          </table:table-cell>
          <table:table-cell table:number-columns-repeated="1007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formula="of:=[.H3]-[.G3]" office:value-type="float" office:value="162">
            <text:p>162</text:p>
          </table:table-cell>
          <table:table-cell table:formula="of:=1+1/[.E3]" office:value-type="float" office:value="1.68627450980392">
            <text:p>1,6862745098</text:p>
          </table:table-cell>
          <table:table-cell office:value-type="float" office:value="0.5">
            <text:p>0,5</text:p>
          </table:table-cell>
          <table:table-cell table:formula="of:=[.F3]/POWER([.E3];2)" office:value-type="float" office:value="0.0166490414626487">
            <text:p>0,0166490415</text:p>
          </table:table-cell>
          <table:table-cell table:number-columns-repeated="2"/>
          <table:table-cell table:style-name="Default" table:number-columns-repeated="13"/>
          <table:table-cell table:number-columns-repeated="1005"/>
        </table:table-row>
        <table:table-row table:style-name="ro1">
          <table:table-cell table:formula="of:=[.H4]-[.G4]" office:value-type="float" office:value="148">
            <text:p>148</text:p>
          </table:table-cell>
          <table:table-cell table:formula="of:=1+1/[.E4]" office:value-type="float" office:value="1.4375">
            <text:p>1,4375</text:p>
          </table:table-cell>
          <table:table-cell office:value-type="float" office:value="0.5">
            <text:p>0,5</text:p>
          </table:table-cell>
          <table:table-cell table:formula="of:=[.F4]/POWER([.E4];2)" office:value-type="float" office:value="0.00830480141619895">
            <text:p>0,0083048014</text:p>
          </table:table-cell>
          <table:table-cell table:number-columns-repeated="2"/>
          <table:table-cell table:style-name="Default" table:number-columns-repeated="13"/>
          <table:table-cell table:number-columns-repeated="1005"/>
        </table:table-row>
        <table:table-row table:style-name="ro1">
          <table:table-cell table:formula="of:=[.H5]-[.G5]" office:value-type="float" office:value="145">
            <text:p>145</text:p>
          </table:table-cell>
          <table:table-cell table:formula="of:=1+1/[.E5]" office:value-type="float" office:value="1.37234042553192">
            <text:p>1,3723404255</text:p>
          </table:table-cell>
          <table:table-cell office:value-type="float" office:value="0.5">
            <text:p>0,5</text:p>
          </table:table-cell>
          <table:table-cell table:formula="of:=[.F5]/POWER([.E5];2)" office:value-type="float" office:value="0.00663199878858471">
            <text:p>0,0066319988</text:p>
          </table:table-cell>
          <table:table-cell table:number-columns-repeated="2"/>
          <table:table-cell table:style-name="Default" table:number-columns-repeated="13"/>
          <table:table-cell table:number-columns-repeated="1005"/>
        </table:table-row>
        <table:table-row table:style-name="ro1">
          <table:table-cell table:formula="of:=[.H6]-[.G6]" office:value-type="float" office:value="149">
            <text:p>149</text:p>
          </table:table-cell>
          <table:table-cell table:formula="of:=1+1/[.E6]" office:value-type="float" office:value="1.35714285714286">
            <text:p>1,3571428571</text:p>
          </table:table-cell>
          <table:table-cell office:value-type="float" office:value="0.5">
            <text:p>0,5</text:p>
          </table:table-cell>
          <table:table-cell table:formula="of:=[.F6]/POWER([.E6];2)" office:value-type="float" office:value="0.0062699163753955">
            <text:p>0,0062699164</text:p>
          </table:table-cell>
          <table:table-cell table:number-columns-repeated="2"/>
          <table:table-cell table:style-name="Default" table:number-columns-repeated="13"/>
          <table:table-cell table:number-columns-repeated="1005"/>
        </table:table-row>
        <table:table-row table:style-name="ro1">
          <table:table-cell table:formula="of:=[.H7]-[.G7]" office:value-type="float" office:value="141">
            <text:p>141</text:p>
          </table:table-cell>
          <table:table-cell table:formula="of:=1+1/[.E7]" office:value-type="float" office:value="1.26119402985075">
            <text:p>1,2611940299</text:p>
          </table:table-cell>
          <table:table-cell office:value-type="float" office:value="0.5">
            <text:p>0,5</text:p>
          </table:table-cell>
          <table:table-cell table:formula="of:=[.F7]/POWER([.E7];2)" office:value-type="float" office:value="0.00420979086410431">
            <text:p>0,0042097909</text:p>
          </table:table-cell>
          <table:table-cell table:number-columns-repeated="2"/>
          <table:table-cell table:style-name="Default" table:number-columns-repeated="13"/>
          <table:table-cell table:number-columns-repeated="1005"/>
        </table:table-row>
        <table:table-row table:style-name="ro1">
          <table:table-cell table:formula="of:=[.H8]-[.G8]" office:value-type="float" office:value="144">
            <text:p>144</text:p>
          </table:table-cell>
          <table:table-cell table:formula="of:=1+1/[.E8]" office:value-type="float" office:value="1.24647887323944">
            <text:p>1,2464788732</text:p>
          </table:table-cell>
          <table:table-cell office:value-type="float" office:value="0.5">
            <text:p>0,5</text:p>
          </table:table-cell>
          <table:table-cell table:formula="of:=[.F8]/POWER([.E8];2)" office:value-type="float" office:value="0.00392571264177015">
            <text:p>0,0039257126</text:p>
          </table:table-cell>
          <table:table-cell table:number-columns-repeated="2"/>
          <table:table-cell table:style-name="Default" table:number-columns-repeated="13"/>
          <table:table-cell table:number-columns-repeated="1005"/>
        </table:table-row>
        <table:table-row table:style-name="ro1">
          <table:table-cell table:formula="of:=[.H9]-[.G9]" office:value-type="float" office:value="145">
            <text:p>145</text:p>
          </table:table-cell>
          <table:table-cell table:formula="of:=1+1/[.E9]" office:value-type="float" office:value="1.28688524590164">
            <text:p>1,2868852459</text:p>
          </table:table-cell>
          <table:table-cell office:value-type="float" office:value="0.5">
            <text:p>0,5</text:p>
          </table:table-cell>
          <table:table-cell table:formula="of:=[.F9]/POWER([.E9];2)" office:value-type="float" office:value="0.00472506072897534">
            <text:p>0,0047250607</text:p>
          </table:table-cell>
          <table:table-cell table:number-columns-repeated="2"/>
          <table:table-cell table:style-name="Default" table:number-columns-repeated="13"/>
          <table:table-cell table:number-columns-repeated="1005"/>
        </table:table-row>
        <table:table-row table:style-name="ro1">
          <table:table-cell table:formula="of:=[.H10]-[.G10]" office:value-type="float" office:value="148">
            <text:p>148</text:p>
          </table:table-cell>
          <table:table-cell table:formula="of:=1+1/[.E10]" office:value-type="float" office:value="1.2258064516129">
            <text:p>1,2258064516</text:p>
          </table:table-cell>
          <table:table-cell office:value-type="float" office:value="0.5">
            <text:p>0,5</text:p>
          </table:table-cell>
          <table:table-cell table:formula="of:=[.F10]/POWER([.E10];2)" office:value-type="float" office:value="0.00353951120742871">
            <text:p>0,0035395112</text:p>
          </table:table-cell>
          <table:table-cell table:number-columns-repeated="2"/>
          <table:table-cell table:style-name="Default" table:number-columns-repeated="13"/>
          <table:table-cell table:number-columns-repeated="1005"/>
        </table:table-row>
        <table:table-row table:style-name="ro1">
          <table:table-cell table:formula="of:=[.H11]-[.G11]" office:value-type="float" office:value="145">
            <text:p>145</text:p>
          </table:table-cell>
          <table:table-cell table:formula="of:=1+1/[.E11]" office:value-type="float" office:value="1.19444444444444">
            <text:p>1,1944444444</text:p>
          </table:table-cell>
          <table:table-cell office:value-type="float" office:value="0.5">
            <text:p>0,5</text:p>
          </table:table-cell>
          <table:table-cell table:formula="of:=[.F11]/POWER([.E11];2)" office:value-type="float" office:value="0.00298043332034382">
            <text:p>0,0029804333</text:p>
          </table:table-cell>
          <table:table-cell table:number-columns-repeated="2"/>
          <table:table-cell table:style-name="Default" table:number-columns-repeated="13"/>
          <table:table-cell table:number-columns-repeated="1005"/>
        </table:table-row>
        <table:table-row table:style-name="ro1">
          <table:table-cell table:formula="of:=[.H12]-[.G12]" office:value-type="float" office:value="134">
            <text:p>134</text:p>
          </table:table-cell>
          <table:table-cell table:formula="of:=1+1/[.E12]" office:value-type="float" office:value="1.18421052631579">
            <text:p>1,1842105263</text:p>
          </table:table-cell>
          <table:table-cell office:value-type="float" office:value="0.5">
            <text:p>0,5</text:p>
          </table:table-cell>
          <table:table-cell table:formula="of:=[.F12]/POWER([.E12];2)" office:value-type="float" office:value="0.00280449539214911">
            <text:p>0,0028044954</text:p>
          </table:table-cell>
          <table:table-cell table:number-columns-repeated="2"/>
          <table:table-cell table:style-name="Default" table:number-columns-repeated="13"/>
          <table:table-cell table:number-columns-repeated="1005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Tabelle1.A3:Tabelle1.A1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1">21.03.2016</text:date>, <text:time>01:35:4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meta:initial-creator>wwerner</meta:initial-creator>
    <meta:creation-date>2016-03-20T21:24:33Z</meta:creation-date>
    <dc:date>2016-03-21T01:35:43.20</dc:date>
    <meta:editing-duration>PT15M54S</meta:editing-duration>
    <meta:editing-cycles>2</meta:editing-cycles>
    <meta:document-statistic meta:table-count="1" meta:cell-count="228" meta:object-count="0"/>
  </office:meta>
</office:document-meta>
</file>